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8cm" svg:y1="1.8cm" svg:x2="1.2cm" svg:y2="0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factor-greater1</dc:title>
    <meta:creation-date>2011-02-07T17:10:0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